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director.mergeInto( WebXml theWebXm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Redirector.ServletRedir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director.ServletRedirecto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